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C5000001B3E5E468E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11.15cm" fo:min-width="18.3cm" fo:padding-top="0.175cm" fo:padding-bottom="0.175cm" fo:padding-left="0.3cm" fo:padding-right="0.3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Predeterminado">
        <draw:frame draw:style-name="gr1" draw:text-style-name="P1" draw:layer="layout" svg:width="18.758cm" svg:height="11.508cm" svg:x="0.142cm" svg:y="0.092cm">
          <draw:image xlink:href="Pictures/10000201000002C5000001B3E5E468E7.png" xlink:type="simple" xlink:show="embed" xlink:actuate="onLoad">
            <text:p/>
          </draw:image>
        </draw:frame>
        <draw:custom-shape draw:style-name="gr2" draw:text-style-name="P1" draw:layer="layout" svg:width="18.9cm" svg:height="11.5cm" svg:x="0.1cm" svg:y="0.1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9.1cm" fo:page-height="11.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rio </meta:initial-creator>
    <meta:creation-date>2018-04-28T13:29:20.803594820</meta:creation-date>
    <dc:date>2018-04-28T13:31:41.131702505</dc:date>
    <dc:creator>dario </dc:creator>
    <meta:editing-duration>PT2M20S</meta:editing-duration>
    <meta:editing-cycles>1</meta:editing-cycles>
    <meta:document-statistic meta:object-count="2"/>
    <meta:generator>LibreOffice/4.3.3.2$Linux_X86_64 LibreOffice_project/430m0$Build-2</meta:generator>
  </office:meta>
</office:document-meta>
</file>